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7c0c" officeooo:paragraph-rsid="00177c0c"/>
    </style:style>
    <style:style style:name="P2" style:family="paragraph" style:parent-style-name="Standard">
      <style:text-properties officeooo:rsid="00177c0c" officeooo:paragraph-rsid="00177c0c"/>
    </style:style>
    <style:style style:name="P3" style:family="paragraph" style:parent-style-name="Standard">
      <style:text-properties officeooo:rsid="00177c0c" officeooo:paragraph-rsid="001ac150"/>
    </style:style>
    <style:style style:name="T1" style:family="text">
      <style:text-properties officeooo:rsid="0018ad65"/>
    </style:style>
    <style:style style:name="T2" style:family="text">
      <style:text-properties officeooo:rsid="001ac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wydarzeń:</text:p>
      <text:p text:style-name="P1">1) Obozowisko syna z ojcem w lesie. Wprowadzenie do gry.</text:p>
      <text:p text:style-name="P1"><text:tab/><text:span text:style-name="T1">Opowiesc historii syna (plecak, zapalniczka, krzeslo, bidon, kijek, mapa, ruszt (wstep do <text:tab/>questa zbierz drewno), Ojciec)</text:span></text:p>
      <text:p text:style-name="P3"><text:span text:style-name="T2">2</text:span>) Przedstawienie historii postaci głównej.</text:p>
      <text:p text:style-name="P1"><text:tab/></text:p>
      <text:p text:style-name="P1"><text:span text:style-name="T2">3</text:span>) Wybuch atomówek, rozbłysk i pisk/świst.</text:p>
      <text:p text:style-name="P1"><text:tab/><text:span text:style-name="T2">Znaleziono jaskinie, ojciec przezyje, nie znaleziono ojciec ginie</text:span></text:p>
      <text:p text:style-name="P1">4) Podniesienie się postaci rozeznanie w sytuacji.</text:p>
      <text:p text:style-name="P1"><text:tab/><text:span text:style-name="T2">Opis podjętych krokow w rozwoju histor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4:46:45.708000000</meta:creation-date>
    <dc:date>2020-02-20T15:46:28.378000000</dc:date>
    <meta:editing-duration>PT1H54M46S</meta:editing-duration>
    <meta:editing-cycles>3</meta:editing-cycles>
    <meta:generator>LibreOffice/6.0.4.2$Windows_x86 LibreOffice_project/9b0d9b32d5dcda91d2f1a96dc04c645c450872bf</meta:generator>
    <meta:document-statistic meta:table-count="0" meta:image-count="0" meta:object-count="0" meta:page-count="1" meta:paragraph-count="9" meta:word-count="60" meta:character-count="435" meta:non-whitespace-character-count="378"/>
  </office:meta>
</office:document-meta>
</file>